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5-09-1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5-06-24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5-03-1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4-12-0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4-09-1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4-06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4-03-1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3-12-0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3-09-2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3-06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3-03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2-08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2-05-1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0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2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8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8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7-09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5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5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4-09-0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4-07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3-12-05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3-09-1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3-03-0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2-12-11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2-09-06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2-06-0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2-03-0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1-09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1-06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9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9-02-2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8-02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7-11-1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7-06-1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7-03-0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6-11-1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200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7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2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9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9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5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4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4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3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8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2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6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9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6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5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4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3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2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0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50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75</text:p>
          </table:table-cell>
          <table:table-cell office:value-type="string" calcext:value-type="string">
            <text:p>35S/24E-09DBD</text:p>
          </table:table-cell>
          <table:table-cell office:value-type="string" calcext:value-type="string">
            <text:p>1949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8" meta:object-count="0"/>
    <meta:user-defined meta:name="AppVersion">3.0</meta:user-defined>
  </office:meta>
</office:document-meta>
</file>